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4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fo:font-size="8pt" fo:font-weight="bold" style:font-size-asian="8pt" style:font-weight-asian="bold" style:font-name-complex="Courier New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1" text:outline-level="1">сишные трюки<text:line-break/>(<text:span text:style-name="T1">12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6"/>
      <text:p text:style-name="P9">кто-то в шутку сказал, что программисты в среднем тратят 10% времени на написание программы и 90% — на ее отладку. разумеется, это преувеличение и правильно спроектированная программа должна отлаживать себя сама или по крайней мере автоматизировать этот процесс. сегодняшний выпуск трюков, как вы уже догадались, посвящен магии отладки.</text:p>
      <text:h text:style-name="Heading_20_2" text:outline-level="2">трюк 1: обрамление отладочного кода</text:h>
      <text:p text:style-name="P7">Достаточно многие программисты используют для "обрамления" отладочного кода директивы условной трансляции (пример использования которых приведен в <text:span text:style-name="T3">листинге 1</text:span>), в результате чего отладочный код автоматически удаляется из <text:span text:style-name="T1">release-</text:span>версии продукта.</text:p>
      <text:p text:style-name="P5"/>
      <text:p text:style-name="P2">#define _DEBUG_<text:tab/><text:tab/><text:tab/><text:tab/><text:tab/><text:tab/>// debug info is enabled</text:p>
      <text:p text:style-name="P4">…</text:p>
      <text:p text:style-name="Standard"><text:span text:style-name="T5">#ifdef _DEBUG_</text:span></text:p>
      <text:p text:style-name="Standard"><text:span text:style-name="T4"><text:tab/></text:span><text:span text:style-name="T5">pritnf("output debug info\n");</text:span></text:p>
      <text:p text:style-name="P2">#endif</text:p>
      <text:p text:style-name="P10">Листинг<text:span text:style-name="T1"> </text:span><text:sequence text:ref-name="refЛистинг0" text:name="Листинг" text:formula="ooow:Листинг+1" style:num-format="1">1</text:sequence><text:span text:style-name="T1"> </text:span>распространенный, но неудобный способ "обрамления" отладочного кода</text:p>
      <text:p text:style-name="P7">Однако, это не самый продвинутый вариант и при желании его можно существенно оптимизировать, заменив директиву препроцессора <text:span text:style-name="T1">"#ifdef" </text:span>на оператор <text:span text:style-name="T1">"if(0)" (</text:span><text:span text:style-name="T3">см. листинг 2</text:span>):</text:p>
      <text:p text:style-name="P7"/>
      <text:p text:style-name="P2">#define _DEBUG_ 1<text:tab/><text:tab/><text:tab/><text:tab/><text:tab/><text:tab/>// debug info is enabled</text:p>
      <text:p text:style-name="P3">…</text:p>
      <text:p text:style-name="Standard"><text:span text:style-name="T5">if(</text:span><text:span text:style-name="T4">_</text:span><text:span text:style-name="T5">DEBUG_)</text:span></text:p>
      <text:p text:style-name="P2">{</text:p>
      <text:p text:style-name="Standard"><text:span text:style-name="T4"><text:tab/></text:span><text:span text:style-name="T5">pritnf("output debug info\n");</text:span></text:p>
      <text:p text:style-name="P2">}</text:p>
      <text:p text:style-name="P10">Листинг<text:span text:style-name="T1"> </text:span><text:sequence text:ref-name="refЛистинг1" text:name="Листинг" text:formula="ooow:Листинг+1" style:num-format="1">2</text:sequence><text:span text:style-name="T1"> </text:span>оптимизированный способ "обрамления" отладочного кода</text:p>
      <text:p text:style-name="P7">Если <text:span text:style-name="T1">_DEBUG_</text:span> <text:span text:style-name="T1">==</text:span> <text:span text:style-name="T1">0</text:span>, то выражение "<text:span text:style-name="T1">if(_DEBUG_)</text:span>"<text:span text:style-name="T1"> </text:span>превращается в "мертвый код", автоматически детектируемый и удаляемый практически всеми оптимизирующими компиляторами.</text:p>
      <text:p text:style-name="P7">Кстати говоря, оператор <text:span text:style-name="T1">"if(0)"</text:span> выгодно использовать для временного отключения части кода, что обычно делается с помощью комментариев. Однако, при многократном включении/отключении большого количества строк, приходится тратить кучу времени на их комментирование, вставляя оператор <text:span text:style-name="T1">"//" </text:span>в начало каждой строки. Теоретически, весь блок кода можно отключить с помощью оператора <text:span text:style-name="T1">"/* - - - */"</text:span>, но воспользоваться этой теорией удается далеко не всегда. Увы! Язык Си/Си++ не поддерживает вложенных комментариев последнего типа и если они уже встречаются в отключаемом коде, мы получаем сообщение об ошибке.</text:p>
      <text:p text:style-name="P7">С другой стороны, код, отключенный посредством комментариев, в продвинутых средах разработки отмечается другим цветом (например, серым), а потому намного более нагляден, чем оператор <text:span text:style-name="T1">"if(0)"</text:span>, который никак не выделяется в листинге и потому однажды отключенный код рискует отправиться в забвение и чтобы этого не произошло рекомендуется использовать директиву <text:span text:style-name="T1">"#pragma message"</text:span>, выводящую сообщение при компиляции о том, что такой-то участок кода временно отключен.</text:p>
      <text:h text:style-name="Heading_20_2" text:outline-level="2">трюк 2: условные точки останова — своими руками</text:h>
      <text:p text:style-name="P7">Практически все современные отладчики поддерживают условные точки останова, однако, их возможности довольно ограничены. В частности, мы не можем вызывать <text:span text:style-name="T1">API-</text:span>функции и потому даже такая простая задача как остановить отладчик в определенном потоке превращается в головоломку, для решения которой приходится прибегать к анализу регистра <text:span text:style-name="T1">FS </text:span>и прочим шаманским трюкам.</text:p>
      <text:p text:style-name="P7">Лишь немногие отладчики позволяют загружать условные точки останова из текстового файла, который легко редактировать в своем любимом <text:span text:style-name="T1">IDE </text:span>с отступами, переносами строки и <text:soft-page-break/>прочими атрибутами форматирования, а без форматирование мало-мальски сложное условие останова становится практически нечитаемым и его приходится отлаживать вместе с отлаживаемой программой. Вот такая, значит, рекурсия получается.</text:p>
      <text:p text:style-name="P7">Между тем, если мы не хачим двоичный файл, то намного удобнее внедрять точку останова непосредственно в сам исходный текст! На <text:span text:style-name="T1">x86 </text:span>платформе для этого достаточно вызывать ассемблерную инструкцию <text:span text:style-name="T1">int</text:span> <text:span text:style-name="T1">0x3</text:span>. Естественно, это решение не универсально и к тому же системно зависимо, однако, системно зависимый код можно вынести в макрос/отдельную функцию.</text:p>
      <text:p text:style-name="P7">"Ручные" точки останова сохраняются вместе с самой программой, что "отвязывает" нас от отладчика и мы можем попеременно использовать <text:span text:style-name="T1">soft-ice, OllyDebugger </text:span>и <text:span text:style-name="T1">Microsoft Visual C++</text:span>, например. Кстати говоря, даже если на целевой машине никакой отладчик вообще не установлен, точки останова, внедренные в программу, приведут к вызову Доктора Ватсона. Это, конечно, не отладчик, но все же лучше чем совсем ничего.</text:p>
      <text:p text:style-name="P8"/>
      <text:p text:style-name="Standard"><text:span text:style-name="T5">#define BREAK1_ENABLED 1</text:span></text:p>
      <text:p text:style-name="P2">#define BREAK1_TEXT "arg1 and arg2 are equal"</text:p>
      <text:p text:style-name="P2"/>
      <text:p text:style-name="P2">#define break_in __asm int 0x3</text:p>
      <text:p text:style-name="P2"/>
      <text:p text:style-name="P2">foo(int arg1, int arg2)</text:p>
      <text:p text:style-name="P2">{</text:p>
      <text:p text:style-name="P2"><text:tab/>#ifdef BREAK1_ENABLED</text:p>
      <text:p text:style-name="P2"><text:tab/><text:tab/>if (arg1 == arg2) break_in;</text:p>
      <text:p text:style-name="P2"><text:tab/>#pragma message("BREAKPOINT:" BREAK1_TEXT __FILE__)</text:p>
      <text:p text:style-name="P2"><text:tab/>#endif</text:p>
      <text:p text:style-name="P2">}</text:p>
      <text:p text:style-name="P10">Листинг<text:span text:style-name="T1"> </text:span><text:sequence text:ref-name="refЛистинг2" text:name="Листинг" text:formula="ooow:Листинг+1" style:num-format="1">3</text:sequence><text:span text:style-name="T1"> </text:span>пример использования "рукотворных" условных точек останова</text:p>
      <text:p text:style-name="P5"/>
      <text:h text:style-name="Heading_20_2" text:outline-level="2">трюк 3<text:span text:style-name="T1">: </text:span>мистическое исчезновение ошибок</text:h>
      <text:p text:style-name="P7">Некоторые виды ошибок мистическим образом исчезают при запуске программы под отладчиком и можно дебажить программу хоть до посинения, но так и не получить никакого результата.</text:p>
      <text:p text:style-name="P7">На самом деле, прикладная программа практически не имеет никаких шансов определить — находится ли она под отладкой или нет. Исключение составляют специальные анти-хакерские приемы и пошаговое исполнение + ошибки синхронизации.</text:p>
      <text:p text:style-name="P7">Более вероятная причина исчезновения ошибок заключается в том, что вместе с генерацией отладочной информации компилятор отрубает оптимизатор и выполняет ряд дополнительных действий, изменяющих логику поведения программы (например, инициализирует переменные).</text:p>
      <text:p text:style-name="P7">Чтобы не спугнуть ошибки, необходимо отлаживать <text:span text:style-name="T1">release-</text:span>версию программы. Вот так прямо в ассемблерных кодах и отлаживать. А как быть, если мы хотим подняться на уровень исходных текстов?! К сожалению, в общем случае это невозможно. Но тут есть одна хитрость, существенно упрощающая нам жизнь.</text:p>
      <text:p text:style-name="P7">Используя предопределенный макрос <text:span text:style-name="T1">__LINE__ </text:span>мы без труда заставим компилятор генерировать информацию о номерах строк, автоматически внедряемых в программу. Конечно, это совсем не тоже, что отладка на уровне исходных текстов, но все-таки какая-то зацепка уже есть. Правильно расставив директивы <text:span text:style-name="T1">__LINE__ и </text:span>используя их в дальнейшем в качестве своеобразных "вешков", мы легко <text:span text:style-name="T1">соре</text:span>е<text:span text:style-name="T1">нтируемся</text:span> — в какой части программы сейчас находится (правда, при этом следует помнить, что компилятор может переупорядочивать машинные команды по своему усмотрению и потому номера строк, определенные при помощи <text:span text:style-name="T1">__LINE__ </text:span>не всегда соответствуют действительности и могут отличаться на несколько строк).</text:p>
      <text:p text:style-name="P7">Самое замечательное, что эта задача поддается автоматизации. Не составит большого труда написать плагин для <text:span text:style-name="T1">OllyDebugger</text:span>, распознающий внедренные номера строк и выводящий соответствующий фрагмент исходного текста на экран.</text:p>
      <text:p text:style-name="P5">Рассмотрим следующий пример (<text:span text:style-name="T3">см. листинг 4</text:span>):</text:p>
      <text:p text:style-name="P5"/>
      <text:p text:style-name="Standard"><text:span text:style-name="T5">// </text:span><text:span text:style-name="T4">макрос для внедрения номеров строк</text:span></text:p>
      <text:p text:style-name="P1">#define XX dbgline(__LINE__);</text:p>
      <text:p text:style-name="P1"/>
      <text:p text:style-name="Standard"><text:span text:style-name="T5">// </text:span><text:span text:style-name="T4">служебная функция для внедрения номеров строк</text:span></text:p>
      <text:p text:style-name="P1">static dbgline(int line)</text:p>
      <text:p text:style-name="P1"><text:soft-page-break/>{</text:p>
      <text:p text:style-name="P1"><text:tab/>char buf[1024];</text:p>
      <text:p text:style-name="Standard"><text:span text:style-name="T4"><text:tab/>sprintf(buf,"%</text:span><text:span text:style-name="T5">x</text:span><text:span text:style-name="T4">\n",line);</text:span></text:p>
      <text:p text:style-name="P1"><text:tab/>OutputDebugString(buf);</text:p>
      <text:p text:style-name="P1">}</text:p>
      <text:p text:style-name="P1"/>
      <text:p text:style-name="P1">main()</text:p>
      <text:p text:style-name="P1">{</text:p>
      <text:p text:style-name="Standard"><text:span text:style-name="T4"><text:tab/>XX</text:span><text:span text:style-name="T5"><text:tab/><text:tab/>// </text:span><text:span text:style-name="T4">вывести номер строки </text:span><text:span text:style-name="T5">[</text:span><text:span text:style-name="T4">в данном случае </text:span><text:span text:style-name="T5">== 15]</text:span></text:p>
      <text:p text:style-name="Standard"><text:span text:style-name="T4"><text:tab/>printf("hello, world!\n");</text:span></text:p>
      <text:p text:style-name="Standard"><text:span text:style-name="T4"><text:tab/>XX<text:tab/><text:tab/></text:span><text:span text:style-name="T5">// </text:span><text:span text:style-name="T4">вывести номер строки</text:span><text:span text:style-name="T5"> [</text:span><text:span text:style-name="T4">в данном случае </text:span><text:span text:style-name="T5">== 17]</text:span></text:p>
      <text:p text:style-name="P2"/>
      <text:p text:style-name="P1">}</text:p>
      <text:p text:style-name="P10">Листинг <text:sequence text:ref-name="refЛистинг3" text:name="Листинг" text:formula="ooow:Листинг+1" style:num-format="1">4</text:sequence> простейший пример программы, автоматически внедряющий номера строк исходного текста в свою <text:span text:style-name="T1">release-</text:span>версию</text:p>
      <text:p text:style-name="P7">Мы определяем макрос <text:span text:style-name="T1">XX</text:span>, вызывающий функцию <text:span text:style-name="T1">dbgline() </text:span>и передающий ей номер строки в качестве аргумента, что приводит к генерации следующего машинного кода: <text:span text:style-name="T1">PUSH __LINE__/CALL dbgline()</text:span>, который можно найти и автоматически, используя <text:span text:style-name="T1">__LINE__ </text:span>в качестве опорной метки (естественно, если программа занимает более одного файла, необходимо воспользоваться макросом __<text:span text:style-name="T1">FILE__</text:span>, который здесь не показан для упрощения).</text:p>
      <text:p text:style-name="P7">А чтобы оптимизирующий компилятор не заинлайнил <text:span text:style-name="T1">dbgline</text:span>, мы объявляем ее как <text:span text:style-name="T1">static</text:span>. <text:span text:style-name="T1">API-</text:span>функция OutputDebugString<text:span text:style-name="T1">() </text:span>не является обязательной и просто вываливает номера строк, отображаемых отладчиком в специальном окне. Это на тот случай, если мы совсем не разбираемся в ассемблере. Кстати, дизассемблерный листинг приведенной программы выглядит так:</text:p>
      <text:p text:style-name="P5"/>
      <text:p text:style-name="Standard"><text:span text:style-name="T4">.text:00401000 _mai</text:span><text:span text:style-name="T5"><text:tab/></text:span><text:span text:style-name="T4">proc</text:span><text:span text:style-name="T5"><text:tab/></text:span><text:span text:style-name="T4">near</text:span></text:p>
      <text:p text:style-name="Standard"><text:span text:style-name="T4">.text:00401000</text:span><text:span text:style-name="T5"><text:tab/><text:tab/></text:span><text:span text:style-name="T4">push</text:span><text:span text:style-name="T5"><text:tab/></text:span><text:span text:style-name="T4">ebp</text:span></text:p>
      <text:p text:style-name="Standard"><text:span text:style-name="T4">.text:00401001</text:span><text:span text:style-name="T5"><text:tab/><text:tab/></text:span><text:span text:style-name="T4">mov</text:span><text:span text:style-name="T5"><text:tab/></text:span><text:span text:style-name="T4">ebp, esp</text:span></text:p>
      <text:p text:style-name="Standard"><text:span text:style-name="T7">.text:00401003</text:span><text:span text:style-name="T6"><text:tab/><text:tab/></text:span><text:span text:style-name="T7">push</text:span><text:span text:style-name="T6"><text:tab/></text:span><text:span text:style-name="T7">15<text:tab/><text:tab/><text:tab/></text:span><text:span text:style-name="T6">; </text:span><text:span text:style-name="T7">номер текущей строки</text:span></text:p>
      <text:p text:style-name="Standard"><text:span text:style-name="T7">.text:00401005</text:span><text:span text:style-name="T6"><text:tab/><text:tab/></text:span><text:span text:style-name="T7">call</text:span><text:span text:style-name="T6"><text:tab/></text:span><text:span text:style-name="T7">sub_401026</text:span><text:span text:style-name="T6"><text:tab/><text:tab/>; gdbline</text:span></text:p>
      <text:p text:style-name="Standard"><text:span text:style-name="T4">.text:0040100A<text:tab/><text:tab/>add</text:span><text:span text:style-name="T5"><text:tab/></text:span><text:span text:style-name="T4">esp, 4</text:span></text:p>
      <text:p text:style-name="Standard"><text:span text:style-name="T4">.text:0040100D<text:tab/><text:tab/>push</text:span><text:span text:style-name="T5"><text:tab/></text:span><text:span text:style-name="T4">offset aHelloWorld ; "hello, world!\n"</text:span></text:p>
      <text:p text:style-name="Standard"><text:span text:style-name="T4">.text:00401012</text:span><text:span text:style-name="T5"><text:tab/><text:tab/></text:span><text:span text:style-name="T4">call</text:span><text:span text:style-name="T5"><text:tab/></text:span><text:span text:style-name="T4">_printf</text:span></text:p>
      <text:p text:style-name="Standard"><text:span text:style-name="T4">.text:00401017</text:span><text:span text:style-name="T5"><text:tab/><text:tab/></text:span><text:span text:style-name="T4">add</text:span><text:span text:style-name="T5"><text:tab/></text:span><text:span text:style-name="T4">esp, 4</text:span></text:p>
      <text:p text:style-name="Standard"><text:span text:style-name="T7">.text:0040101A</text:span><text:span text:style-name="T6"><text:tab/><text:tab/></text:span><text:span text:style-name="T7">push</text:span><text:span text:style-name="T6"><text:tab/></text:span><text:span text:style-name="T7">17</text:span><text:span text:style-name="T6"><text:tab/><text:tab/><text:tab/>; </text:span><text:span text:style-name="T7">номер текущей строки</text:span></text:p>
      <text:p text:style-name="Standard"><text:span text:style-name="T7">.text:0040101C</text:span><text:span text:style-name="T6"><text:tab/><text:tab/></text:span><text:span text:style-name="T7">call</text:span><text:span text:style-name="T6"><text:tab/></text:span><text:span text:style-name="T7">sub_401026<text:tab/><text:tab/></text:span><text:span text:style-name="T6">; gdbline</text:span></text:p>
      <text:p text:style-name="Standard"><text:span text:style-name="T4">.text:00401021<text:tab/><text:tab/>add</text:span><text:span text:style-name="T5"><text:tab/></text:span><text:span text:style-name="T4">esp, 4</text:span></text:p>
      <text:p text:style-name="Standard"><text:span text:style-name="T4">.text:00401024<text:tab/><text:tab/>pop</text:span><text:span text:style-name="T5"><text:tab/></text:span><text:span text:style-name="T4">ebp</text:span></text:p>
      <text:p text:style-name="P1">.text:00401025<text:tab/><text:tab/>retn</text:p>
      <text:p text:style-name="Standard"><text:span text:style-name="T4">.text:00401025 _main</text:span><text:span text:style-name="T5"><text:tab/></text:span><text:span text:style-name="T4">endp</text:span></text:p>
      <text:p text:style-name="P10">Листинг <text:sequence text:ref-name="refЛистинг4" text:name="Листинг" text:formula="ooow:Листинг+1" style:num-format="1">5</text:sequence> дизассемблерный листинг нашей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отступ" style:display-name="Обычный отступ" style:family="paragraph" style:parent-style-name="Standard">
      <style:paragraph-properties fo:margin-left="1.249cm" fo:margin-right="0cm" fo:text-indent="0cm" style:auto-text-indent="false"/>
    </style:style>
    <style:style style:name="Краткий_20_обратный_20_адрес" style:display-name="Краткий обратный адрес" style:family="paragraph" style:parent-style-name="Standard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10-06T16:29:00</dc:date>
    <meta:editing-cycles>80</meta:editing-cycles>
    <meta:editing-duration>PT2H48M</meta:editing-duration>
    <meta:document-statistic meta:table-count="0" meta:image-count="0" meta:object-count="0" meta:page-count="3" meta:paragraph-count="80" meta:word-count="1062" meta:character-count="8000" meta:non-whitespace-character-count="6970"/>
    <meta:generator>LibreOffice/5.1.4.2$Windows_x86 LibreOffice_project/f99d75f39f1c57ebdd7ffc5f42867c12031db97a</meta:generator>
  </office:meta>
</office:document-meta>
</file>